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5.665cm" fo:min-width="9.414cm"/>
    </style:style>
    <style:style style:name="gr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989cm" fo:min-width="1.662cm"/>
    </style:style>
    <style:style style:name="gr3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989cm" fo:min-width="1.57cm"/>
    </style:style>
    <style:style style:name="gr4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49cm" fo:min-width="2.459cm"/>
    </style:style>
    <style:style style:name="gr5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6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49cm" fo:min-width="2.349cm"/>
    </style:style>
    <style:style style:name="gr7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49cm" fo:min-width="2.42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55cm" fo:min-width="2.471cm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73cm" fo:min-width="1.458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55cm" fo:min-width="2.421cm" fo:padding-top="0.151cm" fo:padding-bottom="0.151cm" fo:padding-left="0.276cm" fo:padding-right="0.27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9.936cm" fo:min-width="25.281cm"/>
    </style:style>
    <style:style style:name="gr13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5.665cm" fo:min-width="9.481cm"/>
    </style:style>
    <style:style style:name="gr14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989cm" fo:min-width="1.676cm"/>
    </style:style>
    <style:style style:name="gr15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989cm" fo:min-width="1.584cm"/>
    </style:style>
    <style:style style:name="gr16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49cm" fo:min-width="2.479cm"/>
    </style:style>
    <style:style style:name="gr17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49cm" fo:min-width="2.368cm"/>
    </style:style>
    <style:style style:name="gr18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49cm" fo:min-width="2.446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/>
      <style:text-properties style:font-name="Liberation Sans1" fo:font-size="11pt" style:font-size-asian="11pt" style:font-size-complex="11pt"/>
    </style:style>
    <style:style style:name="P4" style:family="paragraph">
      <loext:graphic-properties draw:fill="none" draw:fill-color="#729fcf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729fc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style:text-position="0% 100%" fo:font-size="13.8999996185303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.8999996185303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508cm" fo:margin-bottom="0cm" fo:text-align="center" fo:text-indent="0cm" style:text-autospace="none">
        <style:tab-stops>
          <style:tab-stop style:position="4.704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.508cm" fo:margin-bottom="0cm" fo:text-align="center" fo:text-indent="0cm" style:text-autospace="none">
        <style:tab-stops>
          <style:tab-stop style:position="4.704cm"/>
        </style:tab-stops>
      </style:paragraph-properties>
      <style:text-properties style:font-name="Calibri" fo:font-size="18pt" fo:font-weight="normal" style:font-name-asian="SimSun" style:font-size-asian="18pt" style:font-weight-asian="normal" style:font-name-complex="Calibri" style:font-size-complex="18pt" style:language-complex="ar" style:country-complex="SA" style:font-weight-complex="normal"/>
    </style:style>
    <style:style style:name="T1" style:family="text">
      <style:text-properties style:font-name="Liberation Sans1" fo:font-size="11pt" style:font-size-asian="11pt" style:font-size-complex="11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0% 100%" fo:font-size="13.8999996185303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Calibri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1" draw:layer="layout" svg:width="9.914cm" svg:height="5.915cm" svg:x="0.535cm" svg:y="8.7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056cm" svg:height="1.751cm" svg:x="0.802cm" svg:y="12.551cm">
            <text:p text:style-name="P2"><text:span text:style-name="T1">Object 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926cm" svg:height="1.751cm" svg:x="3.998cm" svg:y="12.551cm">
            <text:p text:style-name="P2"><text:span text:style-name="T1">Classificatio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3.056cm" svg:height="1.751cm" svg:x="7.165cm" svg:y="12.552cm">
            <text:p text:style-name="P2"><text:span text:style-name="T1">Predefined</text:span></text:p>
            <text:p text:style-name="P2"><text:span text:style-name="T1">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2.959cm" svg:height="1.74cm" svg:x="0.827cm" svg:y="9.084cm">
            <text:p text:style-name="P2"><text:span text:style-name="T2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2.323cm" svg:y1="12.564cm" svg:x2="2.323cm" svg:y2="10.824cm">
            <text:p/>
          </draw:line>
          <draw:custom-shape draw:style-name="gr6" draw:text-style-name="P5" draw:layer="layout" svg:width="2.849cm" svg:height="1.74cm" svg:x="4.025cm" svg:y="9.084cm">
            <text:p text:style-name="P2"><text:span text:style-name="T3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2.926cm" svg:height="1.74cm" svg:x="7.198cm" svg:y="9.084cm">
            <text:p text:style-name="P2"><text:span text:style-name="T3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5.411cm" svg:y1="12.564cm" svg:x2="5.411cm" svg:y2="10.824cm">
            <text:p/>
          </draw:line>
          <draw:line draw:style-name="gr5" draw:text-style-name="P1" draw:layer="layout" svg:x1="8.662cm" svg:y1="12.564cm" svg:x2="8.662cm" svg:y2="10.824cm">
            <text:p/>
          </draw:line>
        </draw:g>
        <draw:custom-shape draw:style-name="gr8" draw:text-style-name="P6" xml:id="id1" draw:id="id1" draw:layer="layout" svg:width="3.023cm" svg:height="2.057cm" svg:x="3.959cm" svg:y="16.046cm">
          <text:p text:style-name="P2"><text:span text:style-name="T4">Flow</text:span></text:p>
          <text:p text:style-name="P2"><text:span text:style-name="T4">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5" draw:id="id5" draw:layer="layout" svg:width="3.915cm" svg:height="2.645cm" svg:x="11.576cm" svg:y="15.775cm">
          <text:p text:style-name="P2"><text:span text:style-name="T3">Check</text:span></text:p>
          <text:p text:style-name="P2"><text:span text:style-name="T3">Materia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6" xml:id="id3" draw:id="id3" draw:layer="layout" svg:width="2.973cm" svg:height="2.057cm" svg:x="19.962cm" svg:y="16.061cm">
          <text:p text:style-name="P2"><text:span text:style-name="T4">Flow</text:span></text:p>
          <text:p text:style-name="P2"><text:span text:style-name="T4">Fitting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5.47cm" svg:y1="16.046cm" svg:x2="5.492cm" svg:y2="14.651cm" draw:start-shape="id1" draw:start-glue-point="0" draw:end-shape="id2" draw:end-glue-point="2" svg:d="M5470 16046l22-1395" svg:viewBox="0 0 23 1396">
          <text:p/>
        </draw:connector>
        <draw:connector draw:style-name="gr11" draw:text-style-name="P8" draw:layer="layout" draw:type="line" svg:x1="21.448cm" svg:y1="16.061cm" svg:x2="21.425cm" svg:y2="14.651cm" draw:start-shape="id3" draw:start-glue-point="0" draw:end-shape="id4" draw:end-glue-point="2" svg:d="M21448 16061l-23-1410" svg:viewBox="0 0 24 1411">
          <text:p/>
        </draw:connector>
        <draw:connector draw:style-name="gr11" draw:text-style-name="P8" draw:layer="layout" draw:type="line" svg:x1="19.962cm" svg:y1="17.089cm" svg:x2="15.491cm" svg:y2="17.098cm" draw:start-shape="id3" draw:start-glue-point="3" draw:end-shape="id5" draw:end-glue-point="7" svg:d="M19962 17089l-4471 9" svg:viewBox="0 0 4472 10">
          <text:p/>
        </draw:connector>
        <draw:connector draw:style-name="gr11" draw:text-style-name="P8" draw:layer="layout" draw:type="line" svg:x1="6.982cm" svg:y1="17.074cm" svg:x2="11.576cm" svg:y2="17.098cm" draw:start-shape="id1" draw:start-glue-point="1" draw:end-shape="id5" draw:end-glue-point="5" svg:d="M6982 17074l4594 24" svg:viewBox="0 0 4595 25">
          <text:p/>
        </draw:connector>
        <draw:custom-shape draw:style-name="gr12" draw:text-style-name="P10" xml:id="id6" draw:id="id6" draw:layer="layout" svg:width="25.781cm" svg:height="10.186cm" svg:x="0.635cm" svg:y="21.31cm">
          <text:p text:style-name="P9"><text:span text:style-name="T5">Acrylonitrile Butadiene Styrene, ABS, Cement Lined Ductile Iron, Copper, </text:span></text:p>
          <text:p text:style-name="P9"><text:span text:style-name="T5">Crosslinked Polyethylene, PEX, Galvanized Iron with Plastic Core, Malleable Iron with Plastic Core, </text:span></text:p>
          <text:p text:style-name="P9"><text:span text:style-name="T5">Glass Reinforced Plastics, GRP, Stainless Steel, Malleable Cast Iron with Plastic Core, </text:span></text:p>
          <text:p text:style-name="P9"><text:span text:style-name="T5">Polybutylene, PB, Polyethylene of Raised Temperature, PERT, Polypropylene, PP, </text:span></text:p>
          <text:p text:style-name="P9"><text:span text:style-name="T5">Chlorinated Poly Vinyl Chloride, PVC-C, Polyethylene, PE, UPVC Lined Steel Pipes, UPVC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" draw:id="id4">
          <draw:custom-shape draw:style-name="gr13" draw:text-style-name="P1" draw:layer="layout" svg:width="9.981cm" svg:height="5.915cm" svg:x="16.435cm" svg:y="8.7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3.076cm" svg:height="1.751cm" svg:x="16.704cm" svg:y="12.551cm">
            <text:p text:style-name="P2"><text:span text:style-name="T1">Object 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draw:layer="layout" svg:width="2.946cm" svg:height="1.751cm" svg:x="19.921cm" svg:y="12.551cm">
            <text:p text:style-name="P2"><text:span text:style-name="T1">Classificatio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3.076cm" svg:height="1.751cm" svg:x="23.11cm" svg:y="12.552cm">
            <text:p text:style-name="P2"><text:span text:style-name="T1">Predefined</text:span></text:p>
            <text:p text:style-name="P2"><text:span text:style-name="T1">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4" draw:layer="layout" svg:width="2.979cm" svg:height="1.74cm" svg:x="16.729cm" svg:y="9.084cm">
            <text:p text:style-name="P2"><text:span text:style-name="T2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18.235cm" svg:y1="12.564cm" svg:x2="18.235cm" svg:y2="10.824cm">
            <text:p/>
          </draw:line>
          <draw:custom-shape draw:style-name="gr17" draw:text-style-name="P5" draw:layer="layout" svg:width="2.868cm" svg:height="1.74cm" svg:x="19.949cm" svg:y="9.084cm">
            <text:p text:style-name="P2"><text:span text:style-name="T3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5" draw:layer="layout" svg:width="2.946cm" svg:height="1.74cm" svg:x="23.143cm" svg:y="9.084cm">
            <text:p text:style-name="P2"><text:span text:style-name="T3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21.344cm" svg:y1="12.564cm" svg:x2="21.344cm" svg:y2="10.824cm">
            <text:p/>
          </draw:line>
          <draw:line draw:style-name="gr5" draw:text-style-name="P1" draw:layer="layout" svg:x1="24.617cm" svg:y1="12.564cm" svg:x2="24.617cm" svg:y2="10.824cm">
            <text:p/>
          </draw:line>
        </draw:g>
        <draw:connector draw:style-name="gr11" draw:text-style-name="P8" draw:layer="layout" draw:type="line" svg:x1="13.534cm" svg:y1="18.42cm" svg:x2="13.525cm" svg:y2="21.31cm" draw:start-shape="id5" draw:start-glue-point="6" draw:end-shape="id6" draw:end-glue-point="0" svg:d="M13534 18420l-9 2890" svg:viewBox="0 0 10 28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2T16:53:42.904000000</meta:creation-date>
    <dc:date>2019-01-03T07:59:31.026000000</dc:date>
    <meta:editing-duration>PT29M41S</meta:editing-duration>
    <meta:editing-cycles>3</meta:editing-cycles>
    <meta:generator>LibreOffice/6.0.3.2$Windows_X86_64 LibreOffice_project/8f48d515416608e3a835360314dac7e47fd0b821</meta:generator>
    <meta:document-statistic meta:object-count="31"/>
  </office:meta>
</office:document-meta>
</file>